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951cm" table:align="margins"/>
    </style:style>
    <style:style style:name="Таблица1.A" style:family="table-column">
      <style:table-column-properties style:column-width="2.208cm" style:rel-column-width="7636*"/>
    </style:style>
    <style:style style:name="Таблица1.B" style:family="table-column">
      <style:table-column-properties style:column-width="16.743cm" style:rel-column-width="5789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4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center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57cm" style:auto-text-indent="false"/>
    </style:style>
    <style:style style:name="P10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1" style:family="paragraph" style:parent-style-name="Default_20_Text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fo:background-color="#ffffff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language="en" fo:country="US"/>
    </style:style>
    <style:style style:name="P24" style:family="paragraph" style:parent-style-name="Table_20_Contents">
      <style:paragraph-properties fo:text-align="center" style:justify-single-word="false"/>
      <style:text-properties fo:language="en" fo:country="US" fo:font-weight="normal" style:font-weight-asian="normal" style:font-weight-complex="normal"/>
    </style:style>
    <style:style style:name="P25" style:family="paragraph" style:parent-style-name="Table_20_Contents">
      <style:paragraph-properties fo:text-align="justify" style:justify-single-word="false"/>
      <style:text-properties fo:language="ru" fo:country="RU"/>
    </style:style>
    <style:style style:name="P26" style:family="paragraph" style:parent-style-name="Table_20_Contents">
      <style:paragraph-properties fo:text-align="center" style:justify-single-word="false"/>
      <style:text-properties fo:language="ru" fo:country="RU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31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text-align="center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37" style:family="paragraph" style:parent-style-name="Index_20_1">
      <style:paragraph-properties>
        <style:tab-stops>
          <style:tab-stop style:position="18.951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color="#000000" style:font-name="Times New Roman" fo:font-size="12pt" fo:language="en" fo:country="US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<text:span text:style-name="T4">«</text:span><text:span text:style-name="T1">EVO Reset Service</text:span><text:span text:style-name="T4">» </text:span><text:span text:style-name="T1">v 0.</text:span><text:span text:style-name="T4">4</text:span><text:span text:style-name="T1">3</text:span></text:p>
      <text:p text:style-name="P31"/>
      <text:alphabetical-index text:style-name="Sect1" text:name="Алфавитный указатель1">
        <text:alphabetical-index-source text:main-entry-style-name="Main_20_index_20_entry" text:sort-algorithm="alphanumeric" fo:language="ru" fo:country="RU" text:index-scope="chapter">
          <text:index-title-template text:style-name="Index_20_Heading">Алфавитный указатель</text:index-title-template>
          <text:alphabetical-index-entry-template text:outline-level="separator" text:style-name="Index_20_Separator">
            <text:index-entry-chapter text:display="plain-number" text:outline-level="10"/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Алфавитный указатель1_Head">
            <text:p text:style-name="Index_20_Heading">Алфавитный указатель</text:p>
          </text:index-title>
          <text:p text:style-name="P37"><text:s/>1. Системные требования<text:tab/>1</text:p>
          <text:p text:style-name="P37"><text:s/>2. ПРЕДУПРЕЖДЕНИЯ.<text:tab/>1</text:p>
          <text:p text:style-name="P37"><text:s/>3. Клавиши управления.<text:tab/>1</text:p>
          <text:p text:style-name="P37"><text:s text:c="5"/>3.1 Кнопки клавиатуры+RESET.<text:tab/>2</text:p>
          <text:p text:style-name="P37"><text:s text:c="5"/>3.2 Управление в основном меню.<text:tab/>2</text:p>
          <text:p text:style-name="P37"><text:s text:c="5"/>3.3 Горячие клавиши главного меню<text:tab/>2</text:p>
          <text:p text:style-name="P37"><text:s text:c="5"/>3.4 Горячии клавиши меню «Service»<text:tab/>2</text:p>
          <text:p text:style-name="P37"><text:s/>4. Обновление FLASH ROM<text:tab/>3</text:p>
          <text:p text:style-name="P37"><text:s/>5. Изменение шрифта для текстового видео режима<text:tab/>3</text:p>
          <text:p text:style-name="P37"><text:s/>6. Выбор альтернативных прошивок<text:tab/>3</text:p>
          <text:p text:style-name="P37"><text:s/>7. Загрузка TRD, SCL и FDI образов в память для виртуального дисковода<text:tab/>3</text:p>
          <text:p text:style-name="P37"><text:s/>8. Загрузка с ленты<text:tab/>4</text:p>
          <text:p text:style-name="P37"><text:s/>9. Запуск из HOBETA файлов<text:tab/>4</text:p>
          <text:p text:style-name="P37">10. Редактор ячеек CMOS<text:tab/>4</text:p>
          <text:p text:style-name="P37">11. Состояние памяти при запуске HOBETA файлов<text:tab/>4</text:p>
          <text:p text:style-name="P37">12. Часы и CMOS<text:tab/>4</text:p>
          <text:p text:style-name="P37">13. Формат RAM диска<text:tab/>5</text:p>
        </text:index-body>
      </text:alphabetical-index>
      <text:p text:style-name="P33"/>
      <text:p text:style-name="P7"/>
      <text:p text:style-name="P7"><text:alphabetical-index-mark-start text:id="IMark416752088"/><text:span text:style-name="T2">0</text:span><text:span text:style-name="T7">1. Системные требования</text:span><text:alphabetical-index-mark-end text:id="IMark416752088"/> </text:p>
      <text:p text:style-name="P8"/>
      <text:p text:style-name="P5"><text:span text:style-name="T4">Только</text:span> <text:bookmark-start text:name="1 Системные требования"/><text:bookmark-start text:name="Системные требования"/>P<text:bookmark-end text:name="1 Системные требования"/><text:bookmark-end text:name="Системные требования"/>entEvo <text:span text:style-name="T4">4Мб</text:span>;</text:p>
      <text:p text:style-name="P6">контроллер <text:span text:style-name="T1">TR-DOS </text:span><text:span text:style-name="T4">с прошивкой </text:span><text:span text:style-name="T1">EVO-DOS </text:span><text:span text:style-name="T4">или любой версией </text:span><text:span text:style-name="T1">TR-DOS;</text:span></text:p>
      <text:p text:style-name="P8">поддерживается загрузка с:</text:p>
      <text:p text:style-name="P8"><text:tab/><text:tab/>дисковода с дискетой в формате <text:span text:style-name="T1">TR-DOS</text:span>;</text:p>
      <text:p text:style-name="P8"><text:tab/><text:tab/><text:span text:style-name="T1">c SD </text:span>карты <text:span text:style-name="T1">NeoGS </text:span>отформатированная в <text:span text:style-name="T1">FAT;</text:span></text:p>
      <text:p text:style-name="P5"><text:span text:style-name="T4"><text:tab/><text:tab/>с </text:span>SD <text:span text:style-name="T4">карты </text:span>Z-контроллера <text:span text:style-name="T4">(на </text:span>PentEvo <text:span text:style-name="T4">интегрирована</text:span>) <text:span text:style-name="T4">отформатированная в </text:span>FAT;</text:p>
      <text:p text:style-name="P5"><text:tab/><text:tab/><text:span text:style-name="T4">с винчестера подключенного </text:span>по схеме Nemo отформатированн<text:span text:style-name="T4">ый в </text:span>FAT<text:span text:style-name="T4">;</text:span></text:p>
      <text:p text:style-name="P9"><text:span text:style-name="T4"><text:tab/><text:tab/>с винчестера подключенного по схеме </text:span>SMUC отформатированный в <text:span text:style-name="T1">FAT.</text:span></text:p>
      <text:p text:style-name="P5"/>
      <text:p text:style-name="P5"/>
      <text:p text:style-name="P22"><text:alphabetical-index-mark-start text:id="IMark191925744"/><text:span text:style-name="T1">0</text:span>2. ПРЕДУПРЕЖДЕНИЯ.<text:alphabetical-index-mark-end text:id="IMark191925744"/> </text:p>
      <text:p text:style-name="P3">----------------------------------------------------------------<text:span text:style-name="T4">----------------------</text:span>---------------<text:span text:style-name="T4">------------------------</text:span></text:p>
      <text:p text:style-name="P3"/>
      <text:p text:style-name="P4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При запуске файла 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3">FATboot <text:span text:style-name="T4">показывает только найденные директории и кодовые </text:span>HOBETA <text:span text:style-name="T4">файлы, но количеством не более 2048 штук. При большем количестве будут показаны только первые 2048 директорий/</text:span>HOBETA <text:span text:style-name="T4">файлов. Для загрузки образов на рамдиск действует такое же ограничение.</text:span></text:p>
      <text:p text:style-name="P20">Для возврата к основной прошивке необходимо нажать и удерживать клавишу «0» и произвести сброс, после чего отпустить клавишу «0».</text:p>
      <text:p text:style-name="P20"/>
      <text:p text:style-name="P3">-----------------------------------------------------------------------------------------------------------------------------</text:p>
      <text:p text:style-name="P18"/>
      <text:p text:style-name="P19"><text:alphabetical-index-mark-start text:id="IMark191925744"/><text:span text:style-name="T1">0</text:span>3. Клавиши управления.<text:alphabetical-index-mark-end text:id="IMark191925744"/></text:p>
      <text:p text:style-name="P19"><text:soft-page-break/></text:p>
      <text:p text:style-name="P10"><text:alphabetical-index-mark-start text:id="IMark191925744"/><text:span text:style-name="T6">03.1 Кнопки клавиатуры+</text:span><text:span text:style-name="T1">RESET.</text:span><text:alphabetical-index-mark-end text:id="IMark191925744"/></text:p>
      <text:p text:style-name="P16"/>
      <text:p text:style-name="P11">Любая буквенная клавиша (кроме ниже описанных<text:span text:style-name="T1">)</text:span>-выводит на экран краткую помощь.</text:p>
      <text:p text:style-name="P15"><text:span text:style-name="T7">CS</text:span>-<text:span text:style-name="T4">перезапуск страницы </text:span>ROM<text:span text:style-name="T4"> </text:span>Basic 128.</text:p>
      <text:p text:style-name="P15"><text:span text:style-name="T7">SS</text:span><text:span text:style-name="T4">-перезапуск страницы </text:span>ROM<text:span text:style-name="T4"> </text:span>Basic<text:span text:style-name="T4"> </text:span>48<text:span text:style-name="T4">.</text:span></text:p>
      <text:p text:style-name="P15"><text:span text:style-name="T7">D</text:span>-<text:span text:style-name="T4">запуск </text:span>DEMO “GRASS” by PSB^Hallowen.</text:p>
      <text:p text:style-name="P15"><text:span text:style-name="T7">C</text:span>-<text:span text:style-name="T4">таблица цветов (клавиши </text:span>SPACE <text:span text:style-name="T4">или </text:span>ENTER <text:span text:style-name="T4">изменение цвета бордюра.</text:span></text:p>
      <text:p text:style-name="P17">H<text:span text:style-name="T8">-</text:span><text:span text:style-name="T5">вывод на экран странички помощи.</text:span></text:p>
      <text:p text:style-name="P15"><text:span text:style-name="T7">S</text:span>-CMOS Setup.</text:p>
      <text:p text:style-name="P15"><text:span text:style-name="T7">0</text:span>-<text:span text:style-name="T4">возврат в </text:span>EVO Reset Service<text:span text:style-name="T4">.</text:span></text:p>
      <text:p text:style-name="P11">Любые 2 и более нажатых клавиш запускают проверку нажатых клавиш.</text:p>
      <text:p text:style-name="P11"/>
      <text:p text:style-name="P13"><text:alphabetical-index-mark-start text:id="IMark191925744"/><text:span text:style-name="T1">0</text:span>3.2 Управление в основном меню.<text:alphabetical-index-mark-end text:id="IMark191925744"/></text:p>
      <text:p text:style-name="P12"/>
      <text:p text:style-name="P15"><text:span text:style-name="T4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4"> при нажатии на которые происходит немедленный вызов соответствующей опции. Соответствующая горячая клавиша указана перед каждым пунктом меню.</text:span></text:p>
      <text:p text:style-name="P11"/>
      <text:p text:style-name="P13"><text:alphabetical-index-mark-start text:id="IMark191925744"/><text:span text:style-name="T1">0</text:span>3.3 Горячие клавиши главного меню<text:alphabetical-index-mark-end text:id="IMark191925744"/></text:p>
      <text:p text:style-name="P15"><text:span text:style-name="T7">1...4</text:span>-<text:span text:style-name="T4">выбор дисковода;</text:span></text:p>
      <text:p text:style-name="P15"><text:span text:style-name="T7">V</text:span>-<text:span text:style-name="T4">перебирает по кругу все реальные дисководы;</text:span></text:p>
      <text:p text:style-name="P17">Y-<text:span text:style-name="T5">перебирает по кругу все виртуальные дисководы;</text:span></text:p>
      <text:p text:style-name="P15"><text:span text:style-name="T7">W</text:span><text:span text:style-name="T4">-перебирает режимы </text:span>TURBO 3,5, 7, 14 <text:span text:style-name="T4">МГц;</text:span></text:p>
      <text:p text:style-name="P17">L<text:span text:style-name="T4">-</text:span><text:span text:style-name="T5">переключение загрузки с магнитофонного входа или эмуляция загрузки;</text:span></text:p>
      <text:p text:style-name="P17">G<text:span text:style-name="T8">-</text:span><text:span text:style-name="T5">выбор куда будет производиться переход по нажатию </text:span><text:span text:style-name="T8">RESET;</text:span></text:p>
      <text:p text:style-name="P17">E<text:span text:style-name="T8">-</text:span><text:span text:style-name="T5">разрешение перезагрузки шрифта для текстмода из ПЗУ;</text:span></text:p>
      <text:p text:style-name="P17">J<text:span text:style-name="T8">-</text:span><text:span text:style-name="T5">выбор типа шрифта из ПЗУ;</text:span></text:p>
      <text:p text:style-name="P17">K<text:span text:style-name="T8">-</text:span><text:span text:style-name="T5">выбор драйвера для печати из Бейсика;</text:span></text:p>
      <text:p text:style-name="P15"><text:span text:style-name="T7">M</text:span><text:span text:style-name="T4">-триггерное переключение режимов памяти </text:span>ALL/128/48;</text:p>
      <text:p text:style-name="P15"><text:span text:style-name="T7">Z</text:span>-<text:span text:style-name="T4">вызов загрузчика с </text:span>TR-DOS <text:span text:style-name="T4">дискеты;</text:span></text:p>
      <text:p text:style-name="P15"><text:span text:style-name="T7">F</text:span><text:span text:style-name="T4">-вызов загрузчика с </text:span>FAT <text:span text:style-name="T4">устройства;</text:span></text:p>
      <text:p text:style-name="P15"><text:span text:style-name="T7">T</text:span><text:span text:style-name="T4">-вызов загрузки с ленты (имитация команды </text:span>LOAD “”)<text:span text:style-name="T4">;</text:span></text:p>
      <text:p text:style-name="P15"><text:span text:style-name="T7">B</text:span><text:span text:style-name="T4">-вызов загрузчика с </text:span>CD <text:span text:style-name="T4">диска (старая функция оставшаяся от </text:span>GLUK<text:span text:style-name="T4">а);</text:span></text:p>
      <text:p text:style-name="P15"><text:span text:style-name="T7">D</text:span><text:span text:style-name="T4">-вызов загрузчика с </text:span>HDD;</text:p>
      <text:p text:style-name="P15"><text:span text:style-name="T7">S</text:span><text:span text:style-name="T4">-сброс в </text:span>TR-DOS<text:span text:style-name="T4">;</text:span></text:p>
      <text:p text:style-name="P15"><text:span text:style-name="T7">I</text:span><text:span text:style-name="T4">-сброс в </text:span>Basic <text:span text:style-name="T4">48;</text:span></text:p>
      <text:p text:style-name="P15"><text:span text:style-name="T7">U</text:span><text:span text:style-name="T4">-сброс в </text:span>Basic <text:span text:style-name="T4">128;</text:span></text:p>
      <text:p text:style-name="P15"><text:span text:style-name="T7">R</text:span><text:span text:style-name="T4">-переход в меню </text:span>Service;</text:p>
      <text:p text:style-name="P11"><text:span text:style-name="T7">V</text:span><text:span text:style-name="T2">-</text:span>перебирает все реальные дисководы по кругу;</text:p>
      <text:p text:style-name="P15"><text:span text:style-name="T7">H</text:span>-<text:span text:style-name="T4">вызов страницы помощи;</text:span></text:p>
      <text:p text:style-name="P11">цифровые клавиши <text:span text:style-name="T7">1-4</text:span> выбирают соответствующий дисковод <text:span text:style-name="T1">A-D;</text:span></text:p>
      <text:p text:style-name="P11"><text:span text:style-name="T7">8</text:span>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1"><text:span text:style-name="T7">9</text:span>-включение/выключение отображения времени, даты.</text:p>
      <text:p text:style-name="P11"/>
      <text:p text:style-name="P13"><text:alphabetical-index-mark-start text:id="IMark191925744"/><text:span text:style-name="T1">0</text:span>3.4 Горячии клавиши меню <text:span text:style-name="T1">«Service»</text:span><text:alphabetical-index-mark-end text:id="IMark191925744"/></text:p>
      <text:p text:style-name="P17"/>
      <text:p text:style-name="P11"><text:span text:style-name="T2">R</text:span>-сброс <text:span text:style-name="T1">NeoGS </text:span>записью числа 128 в порт 51.</text:p>
      <text:p text:style-name="P11"><text:span text:style-name="T2">K</text:span>-форматирование виртуального<text:span text:style-name="T1"> </text:span>диска на 640 килобайт;</text:p>
      <text:p text:style-name="P11"><text:span text:style-name="T2">I</text:span>-форматирование виртуального<text:span text:style-name="T1"> </text:span>диска на 896 килобайт;</text:p>
      <text:p text:style-name="P15"><text:span text:style-name="T7">M</text:span>-<text:span text:style-name="T4">редактор </text:span>CMOS;</text:p>
      <text:p text:style-name="P15"><text:span text:style-name="T7">F</text:span>-<text:span text:style-name="T4">загрузки и обновление ПЗУ;</text:span></text:p>
      <text:p text:style-name="P14">С<text:span text:style-name="T8">-прямое копирование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в память для виртуального дисковода.</text:span></text:p>
      <text:p text:style-name="P17">T<text:span text:style-name="T8">-</text:span><text:span text:style-name="T5">загрузка набора символов для текстового видео режима.</text:span></text:p>
      <text:p text:style-name="P11"><text:soft-page-break/></text:p>
      <text:p text:style-name="P11">При помощи мыши можно выбирать пункты меню, менять дисковод нажатием на любое место текстовой строки <text:span text:style-name="T2">«TR-DOS Drive: A»</text:span><text:span text:style-name="T1"> (</text:span>перебираются по кругу буквы <text:span text:style-name="T1">A-D);</text:span></text:p>
      <text:p text:style-name="P11">менять режим памяти компьютера нажатием на любое место текстовой строки <text:span text:style-name="T2">«Memory Lock: off»</text:span><text:span text:style-name="T1"> (</text:span>принимает значения 48/128/<text:span text:style-name="T1">off);</text:span></text:p>
      <text:p text:style-name="P11">менять быстродействие нажатием на любое место текстовой строки <text:span text:style-name="T2">«Turbo Mode: </text:span><text:span text:style-name="T7">7.0</text:span><text:span text:style-name="T2">»</text:span> (принимает значение 3,5/7,0/14,0);</text:p>
      <text:p text:style-name="P11">менять имя виртуального дисковода нажатием на любое место текстовой строки <text:span text:style-name="T2">«Virtual Drive: A»</text:span><text:span text:style-name="T1"> (</text:span>перебирает по кругу буквы <text:span text:style-name="T1">A-D);</text:span></text:p>
      <text:p text:style-name="P11">запускать файлы найденные на дискетах <text:span text:style-name="T1">TR-DOS </text:span>или на <text:span text:style-name="T1">FAT </text:span>устройствах.</text:p>
      <text:p text:style-name="P11"/>
      <text:p text:style-name="P13"><text:alphabetical-index-mark-start text:id="IMark191925744"/><text:span text:style-name="T1">0</text:span>4. Обновление <text:span text:style-name="T1">FLASH ROM</text:span><text:alphabetical-index-mark-end text:id="IMark191925744"/></text:p>
      <text:p text:style-name="P16"/>
      <text:p text:style-name="P11">Начиная с версии 0.22 добавлена возможность обновить встроенное программное обеспечение прошитое в ПЗУ. Для обновления нужно, как и в случае с загрузкой образов или запуском <text:span text:style-name="T1">HOBETA </text:span>файлов, выбрать устройство с которого будет загружено обновление и в файловом окне выбрать файл с обновлением. В процессе прошивания отображается окно с индикатором процесса стирания, затем процесс <text:s/>прошивания.</text:p>
      <text:p text:style-name="P11">Прошивание производится для всего ПЗУ, все 512 килобайт. В файловом окне будут отображаться только файлы размером 512<text:span text:style-name="T1"> </text:span>Кб и с расширением *<text:span text:style-name="T1">.ROM. </text:span>Расширение в файловом окне не отображается.</text:p>
      <text:p text:style-name="P14"/>
      <text:p text:style-name="P13"><text:alphabetical-index-mark-start text:id="IMark191925744"/><text:span text:style-name="T1">0</text:span>5. Изменение шрифта для текстового видео режима<text:alphabetical-index-mark-end text:id="IMark191925744"/></text:p>
      <text:p text:style-name="P13"/>
      <text:p text:style-name="P11">Начиная с версии 0.39а сделана возможность загружать набор символов для отображения текста в текстовом видеорежиме с любого <text:span text:style-name="T1">FAT </text:span>устройства. Для загрузки шрифта необходимо выбрать устройства с которого будет производиться загрузки и выбрать файл для загрузки. В файловом окне для загрузки будут отображаться только файлы с расширением <text:span text:style-name="T1">FNT </text:span>и размером 2048 байт.</text:p>
      <text:p text:style-name="P11">Начиная с версии 0.4 сделана возможность обновлять или не обновлять шрифт из ПЗУ каждый раз при нажатии сброса, опция <text:span text:style-name="T7">"E.Reload FONT"</text:span> <text:span text:style-name="T2">on</text:span><text:span text:style-name="T1"> </text:span>или <text:span text:style-name="T7">off</text:span>. И можно выбирать каким шрифтом можно обновлять из ПЗУ стандартный <text:span text:style-name="T1">ATM (KOI8) </text:span>или <text:span text:style-name="T1">CP866, </text:span>опция <text:span text:style-name="T7">"J.Type FONT"</text:span> <text:span text:style-name="T2">ATM</text:span><text:span text:style-name="T1"> </text:span>или <text:span text:style-name="T2">CP866</text:span><text:span text:style-name="T1">. </text:span>При переключении типа производится принудительная перезагрузка шрифта.</text:p>
      <text:p text:style-name="P13"/>
      <text:p text:style-name="P13"><text:alphabetical-index-mark-start text:id="IMark191925744"/><text:span text:style-name="T1">0</text:span>6. Выбор альтернативных прошивок<text:alphabetical-index-mark-end text:id="IMark191925744"/></text:p>
      <text:p text:style-name="P16"/>
      <text:p text:style-name="P11">Начиная с версии 0.39 можно использовать кроме основной пришивки альтернативные. Для выбора альтернативной необходимо клавишей <text:span text:style-name="T1">«G» </text:span>перевести соответствующую опцию в положение с названием альтернативной прошивке<text:span text:style-name="T1"> </text:span>и при следующем сбросе выбранная прошивка будет доступна для использования. </text:p>
      <text:p text:style-name="P11">Для возврата к основной прошивке необходимо нажать и удерживать клавишу «0» и произвести сброс, после чего отпустить клавишу «0».</text:p>
      <text:p text:style-name="P13"/>
      <text:p text:style-name="P13"><text:alphabetical-index-mark-start text:id="IMark191925744"/><text:span text:style-name="T1">0</text:span>7. Загрузка <text:span text:style-name="T1">TRD,</text:span> <text:span text:style-name="T1">SCL </text:span>и <text:span text:style-name="T1">FDI </text:span>образов в память для виртуального дисковода<text:alphabetical-index-mark-end text:id="IMark191925744"/></text:p>
      <text:p text:style-name="P12"/>
      <text:p text:style-name="P14"><text:span text:style-name="T8">Начиная с версии 0.21 добавлена загрузка образов (раскрытие образов) </text:span><text:span text:style-name="T3">TRD </text:span><text:span text:style-name="T8">и </text:span><text:span text:style-name="T3">SCL</text:span><text:span text:style-name="T8"> в память для виртуального дисковода для прошивки </text:span><text:span text:style-name="T3">EVO-DOS</text:span><text:span text:style-name="T8">. Начиная с версии 0.27 добавлена загрузка </text:span><text:span text:style-name="T3">FDI </text:span><text:span text:style-name="T8">образов. При выборе в файловом окне будут отображаться только директории и файлы с расширениями </text:span><text:span text:style-name="T3">TRD,</text:span><text:span text:style-name="T8"> </text:span><text:span text:style-name="T3">SCL </text:span><text:span text:style-name="T8">и </text:span><text:span text:style-name="T3">FDI. </text:span><text:span text:style-name="T8">Предварительное форматирование рамдиска для загрузки образов не требуется.</text:span></text:p>
      <text:p text:style-name="P14"><text:span text:style-name="T8">Для загрузки образа в память сначала нужно выбрать устройство с которого будет производиться загрузка. После выбора устройства будет выведено окно с файлами и директориями. В окно выводятся только директории и файлы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общим количеством не более 2048 штук. Поиск файлов для вывода производится по расширению, для </text:span><text:span text:style-name="T3">SCL </text:span><text:span text:style-name="T8">образов делается проверка на наличие сигнатуры </text:span><text:span text:style-name="T3">«SINCLAIR»</text:span><text:span text:style-name="T8"> в начале образа. Для </text:span><text:span text:style-name="T3">FDI </text:span><text:span text:style-name="T8">образов делается проверка наличия сигнатуры </text:span><text:span text:style-name="T3">«FDI» </text:span><text:span text:style-name="T8">и количество сторон (1 или 2) и количество дорожек на сторону (не более 87). При несоотвествии образ не будет показан в файловом окне.</text:span></text:p>
      <text:p text:style-name="P14"><text:span text:style-name="T8">Формат </text:span><text:span text:style-name="T3">RAM </text:span><text:span text:style-name="T8">диска описан в конце документа.</text:span></text:p>
      <text:p text:style-name="P11"/>
      <text:p text:style-name="P13"><text:soft-page-break/><text:alphabetical-index-mark-start text:id="IMark191925744"/><text:span text:style-name="T1">0</text:span>8. Загрузка с ленты<text:alphabetical-index-mark-end text:id="IMark191925744"/></text:p>
      <text:p text:style-name="P13"/>
      <text:p text:style-name="P11">Начиная с версии 0.18 добавлена возможность загрузки с кассеты. Вызываемая опция полностью аналогична переходе в Бейсик и подаче команды <text:span text:style-name="T1">LOAD “”. </text:span>Перед вызовом загрузки с ленты выставляются соотвествующим образом все Бейсик переменные (кроме переменных Бейсик 128) и выставленные режимы памяти и турборежима. При входе в загрузку с ленты есть возможность вернуться в <text:span text:style-name="T1">EVO Service </text:span>по <text:span text:style-name="T1">BREAK, </text:span>пока не загружен загрузчик с ленты и не произведена перенастройка переменных Бейсика и стека.</text:p>
      <text:p text:style-name="P11">Начиная с версии 0.38 добавлена возможность эмуляции загрузки перехватом стандартной точки <text:span text:style-name="T1">#0556 </text:span>и загрузки <text:span text:style-name="T1">TAP </text:span>файлов с <text:span text:style-name="T1">FAT </text:span>устройств. Для перехвата загрузки опция «<text:span text:style-name="T1">Emu tape load</text:span>» должна быть в положении <text:span text:style-name="T1">«on».</text:span></text:p>
      <text:p text:style-name="P11">При эмуляции загрузки можно выбрать устройство загрузки и файл. Выбранный файл загружается в память и автоматически запускается. Запуск загруженного файла можно производить многократно из Бейсика командой <text:span text:style-name="T1">LOAD “” </text:span>или из меню Бейсика 128 опцией <text:span text:style-name="T1">«Tape loader».</text:span></text:p>
      <text:p text:style-name="P13"/>
      <text:p text:style-name="P13"><text:alphabetical-index-mark-start text:id="IMark191925744"/><text:span text:style-name="T1">0</text:span>9. Запуск из <text:span text:style-name="T1">HOBETA </text:span>файлов<text:alphabetical-index-mark-end text:id="IMark191925744"/></text:p>
      <text:p text:style-name="P13"/>
      <text:p text:style-name="P11">Выбором пункта главного меню <text:span text:style-name="T2">«FAT boot»</text:span> можно запускать кодовые блоки записанные на <text:span text:style-name="T1">FAT </text:span>в формате <text:span text:style-name="T1">HOBETA. </text:span>Запуск возможен с <text:span text:style-name="T1">SD </text:span>карт и винчестеров (с любого из 4 основных разделов). При выборе <text:span text:style-name="T2">«FAT boot»</text:span><text:span text:style-name="T1"> </text:span>будут отображаться только директории и кодовые блоки записанные в <text:span text:style-name="T1">HOBETA </text:span>формате<text:span text:style-name="T1"> </text:span>прошедшие проверку. Расширения файлов не показываются. </text:p>
      <text:p text:style-name="P11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1"/>
      <text:p text:style-name="P13"><text:alphabetical-index-mark-start text:id="IMark191925744"/>10. Редактор ячеек <text:span text:style-name="T1">CMOS</text:span><text:alphabetical-index-mark-end text:id="IMark191925744"/></text:p>
      <text:p text:style-name="P11"/>
      <text:p text:style-name="P11">Начиная с версии 0.34 сделан редактор ячеек <text:span text:style-name="T1">CMOS </text:span>с добавлением соответствующего пункта в меню <text:span text:style-name="T1">Service. </text:span>Для увеличения полезного пространства редактор отображается в текстовом режиме 80х25. Перемещение по области редактирования осуществляется курсорными клавишами. Ввод производится в позицию курсора цифровыми клавишами 0...9 и буквенными <text:span text:style-name="T1">A...F. </text:span>Подсказки по ячейкам выдаются тлль для первых 17 ячеек, остальное ячейки пока не задействованы. При редактировании ячеек времени (0,2,4=секунды,минуты,часы) запись отредактированной ячейки сохраняется в <text:span text:style-name="T1">CMOS </text:span>сразу после ввода, для остальных ячеек нужно использовать клавишу <text:span text:style-name="T1">«S» </text:span>для сохранения.</text:p>
      <text:p text:style-name="P11">Следующие клавиши предназначены:</text:p>
      <text:p text:style-name="P15"><text:span text:style-name="T7">L</text:span>-<text:span text:style-name="T4">принудительная загрузка из </text:span>CMOS <text:span text:style-name="T4">в память для редактирования;</text:span></text:p>
      <text:p text:style-name="P15"><text:span text:style-name="T7">S</text:span><text:span text:style-name="T4">-принудительно сохранение отредактированного из памяти;</text:span></text:p>
      <text:p text:style-name="P15"><text:span text:style-name="T7">X</text:span><text:span text:style-name="T4">-выход из редактора.</text:span></text:p>
      <text:p text:style-name="P11"/>
      <text:p text:style-name="P13"><text:alphabetical-index-mark-start text:id="IMark191925744"/>11. Состояние памяти при запуске <text:span text:style-name="T1">HOBETA </text:span>файлов<text:alphabetical-index-mark-end text:id="IMark191925744"/></text:p>
      <text:p text:style-name="P13"/>
      <text:p text:style-name="P11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  <text:p text:style-name="P21">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11"/>
      <text:p text:style-name="P16"><text:alphabetical-index-mark-start text:id="IMark191925744"/><text:span text:style-name="T4">12. Часы и </text:span>CMOS<text:alphabetical-index-mark-end text:id="IMark191925744"/></text:p>
      <text:p text:style-name="P16"/>
      <text:p text:style-name="P11">При работе сервис прошивки в правом верхнем углу экрана отображается время и дата считываемые из микросхемы часов подключенных по схеме <text:span text:style-name="T1">Gluk. </text:span>Помимо отображения времени и даты используются ячейки памяти <text:span text:style-name="T1">CMOS </text:span>содержащейся в часах для хранения некоторых настроек.</text:p>
      <text:p text:style-name="P11">Используемые ячейки <text:span text:style-name="T1">CMOS:</text:span></text:p>
      <text:p text:style-name="P15"/>
      <text:p text:style-name="P11"><text:span text:style-name="T1">- 0x0E<text:tab/></text:span>хранит следующие значения, биты:</text:p>
      <text:p text:style-name="P11"><text:soft-page-break/><text:tab/><text:tab/>7 - 1=<text:span text:style-name="T1">TURBO OFF </text:span>(3,5МГц)<text:span text:style-name="T1">, 0=TURBO ON </text:span>(7МГц);</text:p>
      <text:p text:style-name="P11"><text:tab/><text:tab/>2 - 0<text:span text:style-name="T1">-</text:span>2=128Кб, 1=48Кб, 0=1Мб по стандарту Пентагона<text:span text:style-name="T1">;</text:span></text:p>
      <text:p text:style-name="P11"><text:span text:style-name="T1">- 0x0F<text:tab/></text:span>хранит текущий номер виртуального дисковода;</text:p>
      <text:p text:style-name="P11"><text:span text:style-name="T1">- 0x10<text:tab/></text:span>хранит текущий номер дисковода (содержит значения 0...3);</text:p>
      <text:p text:style-name="P11"><text:span text:style-name="T1">- 0x11<text:tab/></text:span>хранит состояние отображения часов (0<text:span text:style-name="T1">xAA-</text:span>включены, <text:span text:style-name="T1">0x55-</text:span>выключены)<text:span text:style-name="T1">. </text:span>При любых <text:tab/><text:tab/><text:tab/>других значениях производится запись дефолтных значений в ячейки 0x0A...0x11, <text:span text:style-name="T1">0xEF</text:span>.</text:p>
      <text:p text:style-name="P11">- 0<text:span text:style-name="T1">xEF<text:tab/></text:span>хранит следующие значения, биты:</text:p>
      <text:p text:style-name="P11"><text:tab/><text:tab/>7 - 1=<text:span text:style-name="T1">TURBO</text:span> 14МГц, 0=<text:span text:style-name="T1">TURBO</text:span> 3,5/7МГц, зависит от состояния бита 7 в ячейке <text:span text:style-name="T1">0X0E</text:span></text:p>
      <text:p text:style-name="P11"><text:tab/><text:tab/>6 <text:span text:style-name="T1">-</text:span> <text:span text:style-name="T1">1=</text:span>эмуляция загрузки с кассеты, 0=загрузка с магнитофонного входа</text:p>
      <text:p text:style-name="P11"><text:tab/><text:tab/><text:span text:style-name="T1">5 </text:span>-<text:span text:style-name="T1"> 1=</text:span>принтер через <text:span text:style-name="T1">AY, </text:span>0=стандартный принтер <text:span text:style-name="T1">Basic 48</text:span></text:p>
      <text:p text:style-name="P15"><text:tab/><text:tab/>4 <text:span text:style-name="T4">-</text:span> 1=<text:span text:style-name="T4">загрузка шрифта из ПЗУ по сбросу, 0=не загружать</text:span></text:p>
      <text:p text:style-name="P15"><text:span text:style-name="T4"><text:tab/><text:tab/>3 - 1=загружать из ПЗУ шрифт </text:span>CP866, 0=<text:span text:style-name="T4">загружать из ПЗУ шрифт АТМ</text:span></text:p>
      <text:p text:style-name="P11"><text:tab/><text:tab/>2 -</text:p>
      <text:p text:style-name="P11"><text:tab/><text:tab/>1 <text:span text:style-name="T1">- | </text:span>номер сброса: 0 <text:span text:style-name="T1">- Evo Service, 1-GLUK Service</text:span></text:p>
      <text:p text:style-name="P11"><text:tab/><text:tab/>0 <text:span text:style-name="T1">- | 2 - ProfROM, 3 – </text:span>свободно, игнорируется</text:p>
      <text:p text:style-name="P11"/>
      <text:p text:style-name="P13"><text:alphabetical-index-mark-start text:id="IMark191925744"/>13. Формат <text:span text:style-name="T1">RAM </text:span>диска<text:alphabetical-index-mark-end text:id="IMark191925744"/></text:p>
      <text:p text:style-name="P13"/>
      <text:p text:style-name="P11">Формат <text:span text:style-name="T1">RAM </text:span>диска похож на формат <text:span text:style-name="T1">TRD </text:span>образа, то есть представляет собой последовательность секторов расположенный в верхней памяти. <text:span text:style-name="T1">RAM </text:span>диск начинается со 2-ой страницы от конца памяти (номер страницы начала <text:span text:style-name="T1">RAM </text:span>диска может быть изменен в любой из последующих версий) и растет вниз. </text:p>
      <text:p text:style-name="P11">Для универсальной поддержки <text:span text:style-name="T1">SCL, TRD </text:span>и <text:span text:style-name="T1">FDI </text:span>образов самая первая страница от начала <text:span text:style-name="T1">RAM </text:span>диска (полностью 16Кб страница) содержит описатель нахождения секторов/дорожек в страницах памяти. Определить страницу начала <text:span text:style-name="T1">RAM </text:span>диска можно по байтам «<text:span text:style-name="T1">RD</text:span>» расположенным в первой странице от начала <text:span text:style-name="T1">RAM </text:span>диска по смещениям <text:span text:style-name="T1">#3FFF (</text:span>байт <text:span text:style-name="T1">«R») </text:span>и <text:span text:style-name="T1">#3EFF (</text:span>байт <text:span text:style-name="T1">«D»), </text:span>по этим байтам определяется отформатирован ли <text:span text:style-name="T1">RAM </text:span>диск. При отсутствии этих байт производится принудительно форматирование <text:span text:style-name="T1">RAM </text:span>диска на размер стандартной <text:span text:style-name="T1">TR-DOS </text:span>дискеты, то есть на 2544 сектора. </text:p>
      <text:p text:style-name="P11">Заголовок <text:span text:style-name="T1">FDI </text:span>образа преобразовывается при загрузке в память, заголовок для образов <text:span text:style-name="T1">SCL </text:span>и <text:span text:style-name="T1">TRD </text:span>создается принудительно после загрузки. При форматировании заголовки также создаются принудительно.</text:p>
      <text:p text:style-name="P11"/>
      <text:p text:style-name="P11">Формат описателей секторов/дорожек <text:span text:style-name="T1">RAM </text:span>диска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6">Смещение в байтах от начала страницы</text:p>
          </table:table-cell>
          <table:table-cell table:style-name="Таблица1.B1" office:value-type="string">
            <text:p text:style-name="P27">Описание</text:p>
          </table:table-cell>
        </table:table-row>
        <table:table-row>
          <table:table-cell table:style-name="Таблица1.A2" office:value-type="string">
            <text:p text:style-name="P30">+<text:span text:style-name="T1">#</text:span>000</text:p>
          </table:table-cell>
          <table:table-cell table:style-name="Таблица1.B2" office:value-type="string">
            <text:p text:style-name="P29">смещение в блоках (по 256 байт) дорожки от начала страницы</text:p>
          </table:table-cell>
        </table:table-row>
        <table:table-row>
          <table:table-cell table:style-name="Таблица1.A2" office:value-type="string">
            <text:p text:style-name="P28">+<text:span text:style-name="T1">#100</text:span></text:p>
          </table:table-cell>
          <table:table-cell table:style-name="Таблица1.B2" office:value-type="string">
            <text:p text:style-name="P29"><text:span text:style-name="T4">смещение в страницах (по 16Кб) от начала </text:span><text:span text:style-name="T1">RAM </text:span><text:span text:style-name="T4">диска +1. То есть если </text:span><text:span text:style-name="T1">RAM </text:span><text:span text:style-name="T4">диска начинается со 2-ой страницы, то счет идет со страницы 3</text:span></text:p>
          </table:table-cell>
        </table:table-row>
        <table:table-row>
          <table:table-cell table:style-name="Таблица1.A2" office:value-type="string">
            <text:p text:style-name="P24">+#200</text:p>
          </table:table-cell>
          <table:table-cell table:style-name="Таблица1.B2" office:value-type="string">
            <text:p text:style-name="P29">номер сектора на дорожке</text:p>
          </table:table-cell>
        </table:table-row>
        <table:table-row>
          <table:table-cell table:style-name="Таблица1.A2" office:value-type="string">
            <text:p text:style-name="P24">+#300</text:p>
          </table:table-cell>
          <table:table-cell table:style-name="Таблица1.B2" office:value-type="string">
            <text:p text:style-name="P29">размер сектора *2. То есть для сектора 128 байт заносится 1, для сектора 256 байт заносится 2, для сектора 512 байт заносится 4 и для сектора 1024 заносится 8</text:p>
          </table:table-cell>
        </table:table-row>
        <table:table-row>
          <table:table-cell table:style-name="Таблица1.A2" office:value-type="string">
            <text:p text:style-name="P24">+#400</text:p>
          </table:table-cell>
          <table:table-cell table:style-name="Таблица1.B2" office:value-type="string">
            <text:p text:style-name="P29">номер сектора на дорожке</text:p>
          </table:table-cell>
        </table:table-row>
        <table:table-row>
          <table:table-cell table:style-name="Таблица1.A2" office:value-type="string">
            <text:p text:style-name="P24">+#500</text:p>
          </table:table-cell>
          <table:table-cell table:style-name="Таблица1.B2" office:value-type="string">
            <text:p text:style-name="P29">размер сектора *2</text:p>
          </table:table-cell>
        </table:table-row>
        <table:table-row>
          <table:table-cell table:style-name="Таблица1.A2" office:value-type="string">
            <text:p text:style-name="P24"/>
          </table:table-cell>
          <table:table-cell table:style-name="Таблица1.B2" office:value-type="string">
            <text:p text:style-name="P29">и так далее пока не закончатся все сектора дорожки.</text:p>
          </table:table-cell>
        </table:table-row>
        <table:table-row>
          <table:table-cell table:style-name="Таблица1.A2" office:value-type="string">
            <text:p text:style-name="P23">+#001</text:p>
          </table:table-cell>
          <table:table-cell table:style-name="Таблица1.B2" office:value-type="string">
            <text:p text:style-name="P25">Начало описателей следующей дорожки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Object_20_index_20_heading" style:display-name="Object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476cm" style:type="center"/>
          <style:tab-stop style:position="18.951cm" style:type="right"/>
        </style:tab-stops>
      </style:paragraph-properties>
    </style:style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08-04T12:54:36.76</dc:date>
    <meta:editing-duration>P3DT20H59M21S</meta:editing-duration>
    <meta:editing-cycles>135</meta:editing-cycles>
    <meta:generator>LibreOffice/3.3$Win32 LibreOffice_project/330m19$Build-202</meta:generator>
    <meta:document-statistic meta:table-count="1" meta:image-count="0" meta:object-count="0" meta:page-count="5" meta:paragraph-count="154" meta:word-count="1959" meta:character-count="13871"/>
  </office:meta>
</office:document-meta>
</file>